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66E000003D059CDEDD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699cm, 0cm, 6.301cm)" draw:image-opacity="100%" style:mirror="none"/>
    </style:style>
    <style:style style:name="gr3" style:family="graphic" style:parent-style-name="objectwithoutfill">
      <style:graphic-properties svg:stroke-width="0.2cm" svg:stroke-color="#0084d1" draw:marker-start-width="0.3cm" draw:marker-end-width="0.3cm" draw:fill="none" draw:fill-color="#314004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00ff00" draw:marker-start-width="0.15cm" draw:marker-end-width="0.15cm" draw:fill="solid" draw:fill-color="#00ff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4.7cm" svg:x="5.9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9cm" svg:height="14.3cm" svg:x="6.1cm" svg:y="5.7cm">
          <draw:image xlink:href="Pictures/100000000000066E000003D059CDEDD1.jpg" xlink:type="simple" xlink:show="embed" xlink:actuate="onLoad">
            <text:p/>
          </draw:image>
        </draw:frame>
        <draw:line draw:style-name="gr3" draw:text-style-name="P1" draw:layer="layout" svg:x1="12.1cm" svg:y1="17.2cm" svg:x2="9.8cm" svg:y2="13.7cm">
          <text:p/>
        </draw:line>
        <draw:path draw:style-name="gr3" draw:text-style-name="P1" draw:layer="layout" svg:width="2.631cm" svg:height="3.683cm" svg:x="9.885cm" svg:y="13.514cm" svg:viewBox="0 0 2632 3684" svg:d="m0 83c356-135 734-62 1102-74 371-12 853-45 1029 441 131 361 139 744 257 1103 117 355 356 733 184 1102l-110 367-110 368-111 294">
          <text:p/>
        </draw:path>
        <draw:custom-shape draw:style-name="gr4" draw:text-style-name="P1" draw:layer="layout" svg:width="0.5cm" svg:height="0.5cm" svg:x="9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4T01:05:24.155000000</meta:creation-date>
    <dc:date>2014-05-22T01:02:44.869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5"/>
  </office:meta>
</office:document-meta>
</file>